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741f" officeooo:paragraph-rsid="001c7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nomalie :</text:p>
      <text:p text:style-name="P1">- numberFormat == null</text:p>
      <text:p text:style-name="P1">- testare i doppi touch ( ad esempuio su login) (---&gt; datadef not found ) o impossibilitarli</text:p>
      <text:p text:style-name="P1">-) il sorting ???? come lo si gestisce </text:p>
      <text:p text:style-name="P1">- day of birth non ci sta in portrrait in patient</text:p>
      <text:p text:style-name="P1"/>
      <text:p text:style-name="P1"/>
      <text:p text:style-name="P1">application<text:tab/>comodino</text:p>
      <text:p text:style-name="P1">appointment<text:tab/>mensolet</text:p>
      <text:p text:style-name="P1">appointminterv<text:tab/>estrapot</text:p>
      <text:p text:style-name="P1">armchair<text:tab/>tellures</text:p>
      <text:p text:style-name="P1">clinicalcard<text:tab/>espinass</text:p>
      <text:p text:style-name="P1">country<text:tab/><text:tab/>cautetris</text:p>
      <text:p text:style-name="P1">customer<text:tab/>ammotte</text:p>
      <text:p text:style-name="P1">daypart<text:tab/><text:tab/>intucioe</text:p>
      <text:p text:style-name="P1">estimate<text:tab/>faffettc</text:p>
      <text:p text:style-name="P1">estimateitem<text:tab/>laetruio</text:p>
      <text:p text:style-name="P1">image<text:tab/><text:tab/>utrsacci</text:p>
      <text:p text:style-name="P1">insurance<text:tab/>peppere</text:p>
      <text:p text:style-name="P1">insurancecompany<text:tab/>kadetyss</text:p>
      <text:p text:style-name="P1">insurancetype<text:tab/>gretuiop</text:p>
      <text:p text:style-name="P1">intervention<text:tab/>cadregas</text:p>
      <text:p text:style-name="P1">invoice<text:tab/><text:tab/>gentraco</text:p>
      <text:p text:style-name="P1">invoiceitem<text:tab/>piutracu</text:p>
      <text:p text:style-name="P1">invoicenumber<text:tab/>pastiwer</text:p>
      <text:p text:style-name="P1">locale<text:tab/><text:tab/>iottare</text:p>
      <text:p text:style-name="P1">patient<text:tab/><text:tab/>scavessa</text:p>
      <text:p text:style-name="P1">patientcustomer<text:tab/>rapistucc</text:p>
      <text:p text:style-name="P1">practitioner<text:tab/>careyoip</text:p>
      <text:p text:style-name="P1">quadrant<text:tab/>desuitro</text:p>
      <text:p text:style-name="P1">reimbursement<text:tab/>bastacci</text:p>
      <text:p text:style-name="P1">reimbursementplan<text:tab/>asdetroz</text:p>
      <text:p text:style-name="P1">reservednote<text:tab/>bueossalvez</text:p>
      <text:p text:style-name="P1">state<text:tab/><text:tab/>nuodacherist</text:p>
      <text:p text:style-name="P1">tooth<text:tab/><text:tab/>essammova</text:p>
      <text:p text:style-name="P1">treatment<text:tab/>guiccialenui</text:p>
      <text:p text:style-name="P1">waitinglist<text:tab/>levatiope</text:p>
      <text:p text:style-name="P1"><text:tab/></text:p>
      <text:p text:style-name="P1"><text:tab/></text:p>
      <text:p text:style-name="P1">appuser<text:tab/><text:tab/>guarnica</text:p>
      <text:p text:style-name="P1">role<text:tab/><text:tab/>intsertax</text:p>
      <text:p text:style-name="P1">userrole<text:tab/>aeruitesa</text:p>
      <text:p text:style-name="P1"><text:tab/></text:p>
      <text:p text:style-name="P1"><text:tab/></text:p>
      <text:p text:style-name="P1">clinicalcardcounts<text:tab/>settetrewe</text:p>
      <text:p text:style-name="P1">clinicalcardschema<text:tab/>curviuower</text:p>
      <text:p text:style-name="P1">imagebase<text:tab/><text:tab/>zaseseti</text:p>
      <text:p text:style-name="P1">interventionbase<text:tab/>lookkatre</text:p>
      <text:p text:style-name="P1"><text:tab/></text:p>
      <text:p text:style-name="P1">setcardnumber<text:tab/><text:tab/>mimiecoco</text:p>
      <text:p text:style-name="P1">setinvoicenumber<text:tab/>toblerautic</text:p>
      <text:p text:style-name="P1"><text:soft-page-break/>setinvoicenumbershared<text:tab/>adestraright</text:p>
      <text:p text:style-name="P1"/>
      <text:p text:style-name="P1">semanticsChecker<text:tab/>androvaiassai</text:p>
      <text:p text:style-name="P1">interventionChecker<text:tab/>nepamitonto</text:p>
      <text:p text:style-name="P1"/>
      <text:p text:style-name="P1"/>
      <text:p text:style-name="P1">DOCOU ME NTA ZIONE</text:p>
      <text:p text:style-name="P1"/>
      <text:p text:style-name="P1">IL PROBLEMA DEL CONFLITTO SEMANTICO</text:p>
      <text:p text:style-name="P1"/>
      <text:p text:style-name="P1">1) appuntamento che sovrappone</text:p>
      <text:p text:style-name="P1">2) intervento ubiquo su appuntameti differenti</text:p>
      <text:p text:style-name="P1">3) il paziente non può essere ubiquo</text:p>
      <text:p text:style-name="P1">4) il practitioner non può nemmeno</text:p>
      <text:p text:style-name="P1"/>
      <text:p text:style-name="P1">soluzione</text:p>
      <text:p text:style-name="P1">1) una tabella {location_Id, dayPart_id, data} , con la terna di campi costituenti la pk <text:s/>di tabella, dove salavare tutitti gli slot in caso di inserimento di appuntamento e di eliminarli in caso di eliminazione dell'appuntamento,</text:p>
      <text:p text:style-name="P1">2) la somma delle a e b seguenti</text:p>
      <text:p text:style-name="P1"><text:tab/>a) si impopngon</text:p>
      <text:p text:style-name="P1">o contraint di unicità della colonna InterventionID in tabella Appointment e AppointmentInterv</text:p>
      <text:p text:style-name="P1"><text:tab/>b) occorre una tabella che contiente l'unione dei InterventionID catalogati da una parte dai appiuntmenti non macro e dall'altra dai macro, tabella sulla <text:tab/>quale si impone il contraint di unicità sul detto campo.</text:p>
      <text:p text:style-name="P1"/>
      <text:p text:style-name="P1"><text:s text:c="2"/></text:p>
      <text:p text:style-name="P1"/>
      <text:p text:style-name="P1">per la permanente vidualizzazioner sello stato di selezione di una riga nella listview occorre che siual abilitato nella view dell'item l'attributo background con valore ?activatedBackgroundIndicator e nella listview la singlechoice modalit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4.4.2.2$Windows_x86 LibreOffice_project/c4c7d32d0d49397cad38d62472b0bc8acff48dd6</meta:generator>
    <dc:date>2015-09-29T11:38:39.736000000</dc:date>
    <meta:document-statistic meta:table-count="0" meta:image-count="0" meta:object-count="0" meta:page-count="2" meta:paragraph-count="66" meta:word-count="283" meta:character-count="2148" meta:non-whitespace-character-count="1901"/>
    <meta:user-defined meta:name="Info 1"/>
    <meta:user-defined meta:name="Info 2"/>
    <meta:user-defined meta:name="Info 3"/>
    <meta:user-defined meta:name="Info 4"/>
  </office:meta>
</office:document-meta>
</file>